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2F0000000D8BA55A4D90BC2DC50.png" manifest:media-type="image/png"/>
  <manifest:file-entry manifest:full-path="Pictures/10000001000002E9000000CE738AD2763412810B.png" manifest:media-type="image/png"/>
  <manifest:file-entry manifest:full-path="Pictures/10000001000000A5000000AAD740276D828E2D1A.png" manifest:media-type="image/png"/>
  <manifest:file-entry manifest:full-path="Pictures/10000000000003E800000226CB345F3F07AC6813.png" manifest:media-type="image/png"/>
  <manifest:file-entry manifest:full-path="Pictures/100000010000005400000020E09C7E08D7AA4897.png" manifest:media-type="image/png"/>
  <manifest:file-entry manifest:full-path="Pictures/10000001000001AB000000CE9BD70828CC4E2AF4.png" manifest:media-type="image/png"/>
  <manifest:file-entry manifest:full-path="Media/Factory25.mp3" manifest:media-type="application/vnd.sun.star.media"/>
  <manifest:file-entry manifest:full-path="Media/def04.mp3" manifest:media-type="application/vnd.sun.star.media"/>
  <manifest:file-entry manifest:full-path="Media/def02.mp3" manifest:media-type="application/vnd.sun.star.media"/>
  <manifest:file-entry manifest:full-path="Media/def10.mp3" manifest:media-type="application/vnd.sun.star.media"/>
  <manifest:file-entry manifest:full-path="Media/def08.mp3" manifest:media-type="application/vnd.sun.star.media"/>
  <manifest:file-entry manifest:full-path="Media/Factory24.mp3" manifest:media-type="application/vnd.sun.star.media"/>
  <manifest:file-entry manifest:full-path="Media/def07.mp3" manifest:media-type="application/vnd.sun.star.media"/>
  <manifest:file-entry manifest:full-path="Media/def12.mp3" manifest:media-type="application/vnd.sun.star.media"/>
  <manifest:file-entry manifest:full-path="Media/Factory23.mp3" manifest:media-type="application/vnd.sun.star.media"/>
  <manifest:file-entry manifest:full-path="Media/def06.mp3" manifest:media-type="application/vnd.sun.star.media"/>
  <manifest:file-entry manifest:full-path="Media/def11.mp3" manifest:media-type="application/vnd.sun.star.media"/>
  <manifest:file-entry manifest:full-path="Media/def09.mp3" manifest:media-type="application/vnd.sun.star.media"/>
  <manifest:file-entry manifest:full-path="Media/Factory22.mp3" manifest:media-type="application/vnd.sun.star.media"/>
  <manifest:file-entry manifest:full-path="Media/def05.mp3" manifest:media-type="application/vnd.sun.star.media"/>
  <manifest:file-entry manifest:full-path="Media/def03.mp3" manifest:media-type="application/vnd.sun.star.media"/>
  <manifest:file-entry manifest:full-path="Media/def01.mp3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fo:min-height="2.34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311cm"/>
      <style:paragraph-properties style:writing-mode="lr-tb"/>
    </style:style>
    <style:style style:name="P1" style:family="paragraph">
      <style:paragraph-properties style:writing-mode="lr-tb"/>
      <style:text-properties fo:color="#ffff00" loext:opacity="100%" fo:font-size="42pt" fo:font-weight="bold" style:font-weight-asian="bold" style:font-weight-complex="bold"/>
    </style:style>
    <style:style style:name="P2" style:family="paragraph">
      <style:paragraph-properties fo:margin-left="0cm" fo:margin-right="0cm" fo:margin-top="0.5cm" fo:margin-bottom="0cm" fo:text-indent="0cm"/>
    </style:style>
    <style:style style:name="P3" style:family="paragraph">
      <style:paragraph-properties style:writing-mode="lr-tb"/>
      <style:text-properties fo:font-size="4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000000" loext:opacity="100%" fo:font-size="42pt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T1" style:family="text">
      <style:text-properties fo:color="#ffff00" loext:opacity="100%" fo:font-size="42pt" fo:font-weight="bold" style:font-weight-asian="bold" style:font-weight-complex="bold"/>
    </style:style>
    <style:style style:name="T2" style:family="text">
      <style:text-properties fo:font-size="42pt" fo:font-weight="normal" style:font-size-asian="42pt" style:font-weight-asian="normal" style:font-size-complex="42pt" style:font-weight-complex="normal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color="#000000" loext:opacity="100%" fo:font-size="42pt" fo:font-weight="bold" style:font-weight-asian="bold" style:font-weight-complex="bold"/>
    </style:style>
    <style:style style:name="T5" style:family="text">
      <style:text-properties fo:color="#ffff00" loext:opacity="100%" fo:font-size="42pt" fo:font-weight="normal" style:font-size-asian="42pt" style:font-weight-asian="normal" style:font-size-complex="42pt" style:font-weight-complex="normal"/>
    </style:style>
    <style:style style:name="T6" style:family="text">
      <style:text-properties fo:color="#000000" loext:opacity="100%" fo:font-size="42pt" fo:font-weight="normal" style:font-size-asian="42pt" style:font-weight-asian="normal" style:font-size-complex="42pt" style:font-weight-complex="normal"/>
    </style:style>
    <style:style style:name="T7" style:family="text">
      <style:text-properties fo:color="#ffff00" loext:opacity="100%"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Factory Design Pattern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2">The Factory Design Pattern is a creational design pattern that provides a </text:span><text:span text:style-name="T2">way to create objects without specifying the exact class of object that will be </text:span><text:span text:style-name="T2">created. The pattern provides an interface or abstract class for creating </text:span><text:span text:style-name="T2">objects, and allows subclasses to decide which class to instantiate. This </text:span><text:span text:style-name="T2">pattern helps to create objects in a more flexible and maintainable way, as it </text:span><text:span text:style-name="T2">allows you to add new object types without having to change the existing </text:span><text:span text:style-name="T2">code</text:span><text:span text:style-name="T3">.</text:span></text:p>
              </text:list-header>
            </text:list>
          </draw:text-box>
        </draw:frame>
        <draw:frame draw:style-name="standard" draw:layer="layout" svg:width="4.999cm" svg:height="4.999cm" svg:x="-0.635cm" svg:y="15.875cm">
          <draw:plugin xlink:href="Media/def0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4">Factory Design Pattern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5">The Factory Design Pattern is a creational design pattern that provides a </text:span><text:span text:style-name="T5">way to create objects without specifying the exact class of object that will be </text:span><text:span text:style-name="T5">created.</text:span><text:span text:style-name="T2"> The pattern provides an interface or abstract class for creating </text:span><text:span text:style-name="T2">objects, and allows subclasses to decide which class to instantiate. This </text:span><text:span text:style-name="T2">pattern helps to create objects in a more flexible and maintainable way, as it </text:span><text:span text:style-name="T2">allows you to add new object types without having to change the existing </text:span><text:span text:style-name="T2">code</text:span><text:span text:style-name="T3">.</text:span></text:p>
              </text:list-header>
            </text:list>
          </draw:text-box>
        </draw:frame>
        <draw:frame draw:style-name="standard" draw:layer="layout" svg:width="4.999cm" svg:height="4.999cm" svg:x="0cm" svg:y="16.51cm">
          <draw:plugin xlink:href="Media/def0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4">Factory Design Pattern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2">The Factory Design Pattern is a creational design pattern that provides a </text:span><text:span text:style-name="T2">way to create objects without specifying the exact class of object that will be </text:span><text:span text:style-name="T2">created. </text:span><text:span text:style-name="T5">The pattern provides an interface or abstract class for creating </text:span><text:span text:style-name="T5">objects,</text:span><text:span text:style-name="T2"> and allows subclasses to decide which class to instantiate. This </text:span><text:span text:style-name="T2">pattern helps to create objects in a more flexible and maintainable way, as it </text:span><text:span text:style-name="T2">allows you to add new object types without having to change the existing </text:span><text:span text:style-name="T2">code</text:span><text:span text:style-name="T3">.</text:span></text:p>
              </text:list-header>
            </text:list>
          </draw:text-box>
        </draw:frame>
        <draw:frame draw:style-name="standard" draw:layer="layout" svg:width="4.999cm" svg:height="4.999cm" svg:x="0cm" svg:y="15.956cm">
          <draw:plugin xlink:href="Media/def0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4">Factory Design Pattern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2">The Factory Design Pattern is a creational design pattern that provides a </text:span><text:span text:style-name="T2">way to create objects without specifying the exact class of object that will be </text:span><text:span text:style-name="T2">created. The pattern provides an interface or abstract class for creating </text:span><text:span text:style-name="T2">objects, </text:span><text:span text:style-name="T5">and allows subclasses to decide which class to instantiate.</text:span><text:span text:style-name="T2"> This </text:span><text:span text:style-name="T2">pattern helps to create objects in a more flexible and maintainable way, as it </text:span><text:span text:style-name="T2">allows you to add new object types without having to change the existing </text:span><text:span text:style-name="T2">code</text:span><text:span text:style-name="T3">.</text:span></text:p>
              </text:list-header>
            </text:list>
          </draw:text-box>
        </draw:frame>
        <draw:frame draw:style-name="standard" draw:layer="layout" svg:width="4.999cm" svg:height="4.999cm" svg:x="0.716cm" svg:y="15.956cm">
          <draw:plugin xlink:href="Media/def0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4">Factory Design Pattern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2">The Factory Design Pattern is a creational design pattern that provides a </text:span><text:span text:style-name="T2">way to create objects without specifying the exact class of object that will be </text:span><text:span text:style-name="T2">created. The pattern provides an interface or abstract class for creating </text:span><text:span text:style-name="T2">objects, and allows subclasses to decide which class to instantiate. </text:span><text:span text:style-name="T5">This </text:span><text:span text:style-name="T5">pattern helps to create objects in a more flexible and maintainable way, </text:span><text:span text:style-name="T2">as it </text:span><text:span text:style-name="T2">allows you to add new object types without having to change the existing </text:span><text:span text:style-name="T2">code</text:span><text:span text:style-name="T3">.</text:span></text:p>
              </text:list-header>
            </text:list>
          </draw:text-box>
        </draw:frame>
        <draw:frame draw:style-name="standard" draw:layer="layout" svg:width="4.999cm" svg:height="4.999cm" svg:x="-0.554cm" svg:y="15.75cm">
          <draw:plugin xlink:href="Media/def0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4">Factory Design Pattern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2">The Factory Design Pattern is a creational design pattern that provides a </text:span><text:span text:style-name="T2">way to create objects without specifying the exact class of object that will be </text:span><text:span text:style-name="T2">created. The pattern provides an interface or abstract class for creating </text:span><text:span text:style-name="T2">objects, and allows subclasses to decide which class to instantiate. </text:span><text:span text:style-name="T6">This </text:span><text:span text:style-name="T6">pattern helps to create objects in a more flexible and maintainable way,</text:span><text:span text:style-name="T5"> as it </text:span><text:span text:style-name="T5">allows you to add new object types without having to change the existing </text:span><text:span text:style-name="T5">code</text:span><text:span text:style-name="T3">.</text:span></text:p>
              </text:list-header>
            </text:list>
          </draw:text-box>
        </draw:frame>
        <draw:frame draw:style-name="standard" draw:layer="layout" svg:width="4.999cm" svg:height="4.999cm" svg:x="0cm" svg:y="15.321cm">
          <draw:plugin xlink:href="Media/def0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311cm" svg:x="1.4cm" svg:y="0.287cm" presentation:class="title" presentation:user-transformed="true">
          <draw:text-box>
            <text:p><text:span text:style-name="T1">Here is an outline description of the Factory Design Pattern: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7">Define a factory interface or abstract class that declares a method for </text:span><text:span text:style-name="T7">creating objects</text:span><text:span text:style-name="T3">.</text:span></text:p>
                <text:p text:style-name="P2"><text:span text:style-name="T3">Create concrete classes that implement the factory interface or abstract </text:span><text:span text:style-name="T3">class, each of which is responsible for creating a specific type of object.</text:span></text:p>
                <text:p text:style-name="P2"><text:span text:style-name="T3">Define a client that uses the factory to create objects, without having to </text:span><text:span text:style-name="T3">know the specific class of object being created.</text:span></text:p>
                <text:p text:style-name="P2"><text:span text:style-name="T3">The client calls the factory method to create the object, which is returned as </text:span><text:span text:style-name="T3">an interface or abstract class type.</text:span></text:p>
                <text:p text:style-name="P2"><text:span text:style-name="T3">The client then uses the object without knowing the specific class type, as </text:span><text:span text:style-name="T3">the factory has created the object based on the parameters passed in.</text:span></text:p>
              </text:list-header>
            </text:list>
          </draw:text-box>
        </draw:frame>
        <draw:frame draw:style-name="standard" draw:layer="layout" svg:width="4.999cm" svg:height="4.999cm" svg:x="0cm" svg:y="15.75cm">
          <draw:plugin xlink:href="Media/def0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3.311cm" svg:x="1.4cm" svg:y="0.287cm" presentation:class="title" presentation:user-transformed="true">
          <draw:text-box>
            <text:p><text:span text:style-name="T4">Here is an outline description of the Factory Design Pattern: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7">Define a factory interface or abstract class that declares a method for </text:span><text:span text:style-name="T7">creating objects</text:span><text:span text:style-name="T3">.</text:span></text:p>
                <text:p text:style-name="P2"><text:span text:style-name="T3">Create concrete classes that implement the factory interface or abstract </text:span><text:span text:style-name="T3">class, each of which is responsible for creating a specific type of object.</text:span></text:p>
                <text:p text:style-name="P2"><text:span text:style-name="T3">Define a client that uses the factory to create objects, without having to </text:span><text:span text:style-name="T3">know the specific class of object being created.</text:span></text:p>
                <text:p text:style-name="P2"><text:span text:style-name="T3">The client calls the factory method to create the object, which is returned as </text:span><text:span text:style-name="T3">an interface or abstract class type.</text:span></text:p>
                <text:p text:style-name="P2"><text:span text:style-name="T3">The client then uses the object without knowing the specific class type, as </text:span><text:span text:style-name="T3">the factory has created the object based on the parameters passed in.</text:span></text:p>
              </text:list-header>
            </text:list>
          </draw:text-box>
        </draw:frame>
        <draw:frame draw:style-name="standard" draw:layer="layout" svg:width="4.999cm" svg:height="4.999cm" svg:x="-0.635cm" svg:y="15.956cm">
          <draw:plugin xlink:href="Media/def08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3.311cm" svg:x="1.4cm" svg:y="0.287cm" presentation:class="title" presentation:user-transformed="true">
          <draw:text-box>
            <text:p><text:span text:style-name="T4">Here is an outline description of the Factory Design Pattern: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3">Define a factory interface or abstract class that declares a method for creating objects.</text:span></text:p>
                <text:p text:style-name="P2"><text:span text:style-name="T7">Create concrete classes that implement the factory interface or abstract class, each of which is responsible for creating a specific type of object.</text:span></text:p>
                <text:p text:style-name="P2"><text:span text:style-name="T3">Define a client that uses the factory to create objects, without having to know the specific class of object being created.</text:span></text:p>
                <text:p text:style-name="P2"><text:span text:style-name="T3">The client calls the factory method to create the object, which is returned as an interface or abstract class type.</text:span></text:p>
                <text:p text:style-name="P2"><text:span text:style-name="T3">The client then uses the object without knowing the specific class type, as the factory has created the object based on the parameters passed in.</text:span></text:p>
              </text:list-header>
            </text:list>
          </draw:text-box>
        </draw:frame>
        <draw:frame draw:style-name="standard" draw:layer="layout" svg:width="4.999cm" svg:height="4.999cm" svg:x="0.081cm" svg:y="15.956cm">
          <draw:plugin xlink:href="Media/def09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3.311cm" svg:x="1.4cm" svg:y="0.287cm" presentation:class="title" presentation:user-transformed="true">
          <draw:text-box>
            <text:p><text:span text:style-name="T4">Here is an outline description of the Factory Design Pattern: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3">Define a factory interface or abstract class that declares a method for </text:span><text:span text:style-name="T3">creating objects.</text:span></text:p>
                <text:p text:style-name="P2"><text:span text:style-name="T3">Create concrete classes that implement the factory interface or abstract </text:span><text:span text:style-name="T3">class, each of which is responsible for creating a specific type of object.</text:span></text:p>
                <text:p text:style-name="P2"><text:span text:style-name="T7">Define a client that uses the factory to create objects, without having to </text:span><text:span text:style-name="T7">know the specific class of object being created.</text:span></text:p>
                <text:p text:style-name="P2"><text:span text:style-name="T3">The client calls the factory method to create the object, which is returned as </text:span><text:span text:style-name="T3">an interface or abstract class type.</text:span></text:p>
                <text:p text:style-name="P2"><text:span text:style-name="T3">The client then uses the object without knowing the specific class type, as </text:span><text:span text:style-name="T3">the factory has created the object based on the parameters passed in.</text:span></text:p>
              </text:list-header>
            </text:list>
          </draw:text-box>
        </draw:frame>
        <draw:frame draw:style-name="standard" draw:layer="layout" svg:width="4.999cm" svg:height="4.999cm" svg:x="0cm" svg:y="15.75cm">
          <draw:plugin xlink:href="Media/def10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3.311cm" svg:x="1.4cm" svg:y="0.287cm" presentation:class="title" presentation:user-transformed="true">
          <draw:text-box>
            <text:p><text:span text:style-name="T4">Here is an outline description of the Factory Design Pattern: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3">Define a factory interface or abstract class that declares a method for </text:span><text:span text:style-name="T3">creating objects.</text:span></text:p>
                <text:p text:style-name="P2"><text:span text:style-name="T3">Create concrete classes that implement the factory interface or abstract </text:span><text:span text:style-name="T3">class, each of which is responsible for creating a specific type of object.</text:span></text:p>
                <text:p text:style-name="P2"><text:span text:style-name="T3">Define a client that uses the factory to create objects, without having to </text:span><text:span text:style-name="T3">know the specific class of object being created.</text:span></text:p>
                <text:p text:style-name="P2"><text:span text:style-name="T7">The client calls the factory method to create the object, which is returned as </text:span><text:span text:style-name="T7">an interface or abstract class type.</text:span></text:p>
                <text:p text:style-name="P2"><text:span text:style-name="T3">The client then uses the object without knowing the specific class type, as </text:span><text:span text:style-name="T3">the factory has created the object based on the parameters passed in.</text:span></text:p>
              </text:list-header>
            </text:list>
          </draw:text-box>
        </draw:frame>
        <draw:frame draw:style-name="standard" draw:layer="layout" svg:width="4.999cm" svg:height="4.999cm" svg:x="-0.554cm" svg:y="15.875cm">
          <draw:plugin xlink:href="Media/def1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3.311cm" svg:x="1.4cm" svg:y="0.287cm" presentation:class="title" presentation:user-transformed="true">
          <draw:text-box>
            <text:p><text:span text:style-name="T4">Here is an outline description of the Factory Design Pattern: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3">Define a factory interface or abstract class that declares a method for </text:span><text:span text:style-name="T3">creating objects.</text:span></text:p>
                <text:p text:style-name="P2"><text:span text:style-name="T3">Create concrete classes that implement the factory interface or abstract </text:span><text:span text:style-name="T3">class, each of which is responsible for creating a specific type of object.</text:span></text:p>
                <text:p text:style-name="P2"><text:span text:style-name="T3">Define a client that uses the factory to create objects, without having to </text:span><text:span text:style-name="T3">know the specific class of object being created.</text:span></text:p>
                <text:p text:style-name="P2"><text:span text:style-name="T3">The client calls the factory method to create the object, which is returned as </text:span><text:span text:style-name="T3">an interface or abstract class type.</text:span></text:p>
                <text:p text:style-name="P2"><text:span text:style-name="T7">The client then uses the object without knowing the specific class type, as </text:span><text:span text:style-name="T7">the factory has created the object based on the parameters passed in.</text:span></text:p>
              </text:list-header>
            </text:list>
          </draw:text-box>
        </draw:frame>
        <draw:frame draw:style-name="standard" draw:layer="layout" svg:width="4.999cm" svg:height="4.999cm" svg:x="0.081cm" svg:y="15.75cm">
          <draw:plugin xlink:href="Media/def1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2" draw:text-style-name="P7" draw:layer="layout" svg:width="2.222cm" svg:height="0.846cm" svg:x="4.567cm" svg:y="5.666cm">
          <draw:image xlink:href="Pictures/100000010000005400000020E09C7E08D7AA4897.png" xlink:type="simple" xlink:show="embed" xlink:actuate="onLoad" draw:mime-type="image/png">
            <text:p/>
          </draw:image>
        </draw:frame>
        <draw:frame draw:style-name="standard" draw:layer="layout" svg:width="4.999cm" svg:height="4.999cm" svg:x="10.795cm" svg:y="15.75cm">
          <draw:plugin xlink:href="Media/Factory2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draw:style-name="gr2" draw:text-style-name="P7" draw:layer="layout" svg:width="4.365cm" svg:height="4.497cm" svg:x="3.443cm" svg:y="5.565cm">
          <draw:image xlink:href="Pictures/10000001000000A5000000AAD740276D828E2D1A.png" xlink:type="simple" xlink:show="embed" xlink:actuate="onLoad" draw:mime-type="image/png">
            <text:p/>
          </draw:image>
        </draw:frame>
        <draw:frame draw:style-name="standard" draw:layer="layout" svg:width="4.999cm" svg:height="4.999cm" svg:x="10.795cm" svg:y="16.51cm">
          <draw:plugin xlink:href="Media/Factory2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draw:style-name="gr2" draw:text-style-name="P8" draw:layer="layout" svg:width="11.297cm" svg:height="5.449cm" svg:x="3.487cm" svg:y="4.662cm">
          <draw:image xlink:href="Pictures/10000001000001AB000000CE9BD70828CC4E2A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draw:style-name="gr3" draw:text-style-name="P8" draw:layer="layout" svg:width="19.71cm" svg:height="5.449cm" svg:x="3.481cm" svg:y="4.662cm">
          <draw:image xlink:href="Pictures/10000001000002E9000000CE738AD2763412810B.png" xlink:type="simple" xlink:show="embed" xlink:actuate="onLoad" draw:mime-type="image/png">
            <text:p text:style-name="P9"><text:s/></text:p>
          </draw:image>
        </draw:frame>
        <draw:frame draw:style-name="standard" draw:layer="layout" svg:width="4.999cm" svg:height="4.999cm" svg:x="9.525cm" svg:y="16.51cm">
          <draw:plugin xlink:href="Media/Factory2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draw:style-name="gr4" draw:text-style-name="P10" draw:layer="layout" svg:width="2.09cm" svg:height="2.596cm" svg:x="13.285cm" svg:y="7.164cm">
          <draw:text-box>
            <text:p/>
          </draw:text-box>
        </draw:frame>
        <draw:frame draw:style-name="gr2" draw:text-style-name="P7" draw:layer="layout" svg:width="19.896cm" svg:height="5.714cm" svg:x="3.588cm" svg:y="4.63cm">
          <draw:image xlink:href="Pictures/10000001000002F0000000D8BA55A4D90BC2DC50.png" xlink:type="simple" xlink:show="embed" xlink:actuate="onLoad" draw:mime-type="image/png">
            <text:p/>
          </draw:image>
        </draw:frame>
        <draw:frame draw:style-name="standard" draw:layer="layout" svg:width="4.999cm" svg:height="4.999cm" svg:x="10.876cm" svg:y="16.591cm">
          <draw:plugin xlink:href="Media/Factory2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26CB345F3F07AC68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6T16:12:36.412951817</meta:creation-date>
    <dc:date>2023-03-11T23:39:15.023661186</dc:date>
    <meta:editing-duration>P1DT14H24S</meta:editing-duration>
    <meta:editing-cycles>11</meta:editing-cycles>
    <meta:generator>LibreOffice/7.3.7.2$Linux_X86_64 LibreOffice_project/30$Build-2</meta:generator>
    <meta:document-statistic meta:object-count="101"/>
  </office:meta>
</office:document-meta>
</file>